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49.78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18.4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30.55mm"/>
    </style:style>
    <style:style style:name="co21" style:family="table-column">
      <style:table-column-properties fo:break-before="auto" style:column-width="34.84mm"/>
    </style:style>
    <style:style style:name="co22" style:family="table-column">
      <style:table-column-properties fo:break-before="auto" style:column-width="31.89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14.32mm"/>
    </style:style>
    <style:style style:name="co26" style:family="table-column">
      <style:table-column-properties fo:break-before="auto" style:column-width="33.6mm"/>
    </style:style>
    <style:style style:name="co2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add58a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9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2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43" style:family="table-cell" style:parent-style-name="Default">
      <style:table-cell-properties fo:background-color="transparent" fo:border="none"/>
      <style:map style:condition="is-true-formula([.C12]=&quot;&quot;)" style:apply-style-name="Cellule_20_invalide" style:base-cell-address="Feuille1.C12"/>
    </style:style>
    <style:style style:name="ce44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13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2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4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4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3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6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58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14" style:family="table-cell" style:parent-style-name="Default">
      <style:map style:condition="is-true-formula([.C29]=0)" style:apply-style-name="Cellule_20_grisée" style:base-cell-address="Feuille1.D29"/>
    </style:style>
    <style:style style:name="ce15" style:family="table-cell" style:parent-style-name="Default">
      <style:map style:condition="is-true-formula([.C30]=0)" style:apply-style-name="Cellule_20_grisée" style:base-cell-address="Feuille1.D30"/>
    </style:style>
    <style:style style:name="ce17" style:family="table-cell" style:parent-style-name="Default">
      <style:map style:condition="is-true-formula([.C29]=0)" style:apply-style-name="Cellule_20_grisée" style:base-cell-address="Feuille1.E29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0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0"/>
    </style:style>
    <style:style style:name="ce20" style:family="table-cell" style:parent-style-name="Default">
      <style:map style:condition="is-true-formula([.P29]=0)" style:apply-style-name="Cellule_20_grisée" style:base-cell-address="Feuille1.Q29"/>
      <style:map style:condition="is-true-formula(AND([.P29]&lt;&gt;0;#REF!=&quot;&quot;))" style:apply-style-name="Cellule_20_invalide" style:base-cell-address="Feuille1.Q29"/>
    </style:style>
    <style:style style:name="ce11" style:family="table-cell" style:parent-style-name="Default">
      <style:map style:condition="is-true-formula([.P34]=0)" style:apply-style-name="Cellule_20_grisée" style:base-cell-address="Feuille1.Q34"/>
      <style:map style:condition="is-true-formula(AND([.P34]&lt;&gt;0;#REF!=&quot;&quot;))" style:apply-style-name="Cellule_20_invalide" style:base-cell-address="Feuille1.Q34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27" style:family="table-cell" style:parent-style-name="Default" style:data-style-name="N0"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28" style:family="table-cell" style:parent-style-name="Default" style:data-style-name="N0">
      <style:map style:condition="is-true-formula(OR([.U31]=0;[.U31]=&quot;line&quot;)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2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69" style:family="table-cell" style:parent-style-name="Default" style:data-style-name="N0"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71" style:family="table-cell" style:parent-style-name="Default" style:data-style-name="N0"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66" style:family="table-cell" style:parent-style-name="Default" style:data-style-name="N0"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73" style:family="table-cell" style:parent-style-name="Default" style:data-style-name="N0"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89" style:family="table-cell" style:parent-style-name="Default" style:data-style-name="N0"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62" style:family="table-cell" style:parent-style-name="Default" style:data-style-name="N0"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63" style:family="table-cell" style:parent-style-name="Default" style:data-style-name="N0"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96" style:family="table-cell" style:parent-style-name="Default" style:data-style-name="N0"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74" style:family="table-cell" style:parent-style-name="Default" style:data-style-name="N0"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76" style:family="table-cell" style:parent-style-name="Default" style:data-style-name="N0"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103" style:family="table-cell" style:parent-style-name="Default" style:data-style-name="N0"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112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1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15" style:family="table-cell" style:parent-style-name="Default" style:data-style-name="N0">
      <style:map style:condition="is-true-formula(OR([.U10]=0;[.U10]=0=&quot;line&quot;;[.U10]=0=&quot;circle&quot;)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17" style:family="table-cell" style:parent-style-name="Default" style:data-style-name="N0">
      <style:map style:condition="is-true-formula(OR([.U11]=0;[.U11]=0=&quot;line&quot;;[.U11]=0=&quot;circle&quot;)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19" style:family="table-cell" style:parent-style-name="Default" style:data-style-name="N0">
      <style:map style:condition="is-true-formula(OR([.U12]=0;[.U12]=0=&quot;line&quot;;[.U12]=0=&quot;circle&quot;)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21" style:family="table-cell" style:parent-style-name="Default" style:data-style-name="N0">
      <style:map style:condition="is-true-formula(OR([.U13]=0;[.U13]=0=&quot;line&quot;;[.U13]=0=&quot;circle&quot;)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22" style:family="table-cell" style:parent-style-name="Default" style:data-style-name="N0">
      <style:map style:condition="is-true-formula(OR([.U14]=0;[.U14]=0=&quot;line&quot;;[.U14]=0=&quot;circle&quot;)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23" style:family="table-cell" style:parent-style-name="Default" style:data-style-name="N0">
      <style:map style:condition="is-true-formula(OR([.U16]=0;[.U16]=0=&quot;line&quot;;[.U16]=0=&quot;circle&quot;)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24" style:family="table-cell" style:parent-style-name="Default" style:data-style-name="N0">
      <style:map style:condition="is-true-formula(OR([.U17]=0;[.U17]=0=&quot;line&quot;;[.U17]=0=&quot;circle&quot;)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25" style:family="table-cell" style:parent-style-name="Default" style:data-style-name="N0">
      <style:map style:condition="is-true-formula(OR([.U18]=0;[.U18]=0=&quot;line&quot;;[.U18]=0=&quot;circle&quot;)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26" style:family="table-cell" style:parent-style-name="Default" style:data-style-name="N0">
      <style:map style:condition="is-true-formula(OR([.U20]=0;[.U20]=0=&quot;line&quot;;[.U20]=0=&quot;circle&quot;)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27" style:family="table-cell" style:parent-style-name="Default" style:data-style-name="N0">
      <style:map style:condition="is-true-formula(OR([.U21]=0;[.U21]=0=&quot;line&quot;;[.U21]=0=&quot;circle&quot;)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29" style:family="table-cell" style:parent-style-name="Default" style:data-style-name="N0">
      <style:map style:condition="is-true-formula(OR([.U22]=0;[.U22]=0=&quot;line&quot;;[.U22]=0=&quot;circle&quot;)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30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3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6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87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88" style:family="table-cell" style:parent-style-name="Default" style:data-style-name="N0">
      <style:map style:condition="cell-content()=&quot;&quot;" style:apply-style-name="Cellule_20_invalide" style:base-cell-address="Feuille1.AA11"/>
    </style:style>
    <style:style style:name="ce101" style:family="table-cell" style:parent-style-name="Default" style:data-style-name="N0">
      <style:map style:condition="cell-content()=&quot;&quot;" style:apply-style-name="Cellule_20_invalide" style:base-cell-address="Feuille1.AA12"/>
    </style:style>
    <style:style style:name="ce70" style:family="table-cell" style:parent-style-name="Default" style:data-style-name="N0">
      <style:map style:condition="cell-content()=&quot;&quot;" style:apply-style-name="Cellule_20_invalide" style:base-cell-address="Feuille1.AA13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A14"/>
    </style:style>
    <style:style style:name="ce104" style:family="table-cell" style:parent-style-name="Default" style:data-style-name="N0">
      <style:map style:condition="cell-content()=&quot;&quot;" style:apply-style-name="Cellule_20_invalide" style:base-cell-address="Feuille1.AA16"/>
    </style:style>
    <style:style style:name="ce105" style:family="table-cell" style:parent-style-name="Default" style:data-style-name="N0">
      <style:map style:condition="cell-content()=&quot;&quot;" style:apply-style-name="Cellule_20_invalide" style:base-cell-address="Feuille1.AA17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A18"/>
    </style:style>
    <style:style style:name="ce91" style:family="table-cell" style:parent-style-name="Default" style:data-style-name="N0">
      <style:map style:condition="cell-content()=&quot;&quot;" style:apply-style-name="Cellule_20_invalide" style:base-cell-address="Feuille1.AA20"/>
    </style:style>
    <style:style style:name="ce92" style:family="table-cell" style:parent-style-name="Default" style:data-style-name="N0">
      <style:map style:condition="cell-content()=&quot;&quot;" style:apply-style-name="Cellule_20_invalide" style:base-cell-address="Feuille1.AA21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A22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A24"/>
    </style:style>
    <style:style style:name="ce15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95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15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15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11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15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16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99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168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169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170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171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172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173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174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17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17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17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194" style:family="table-cell" style:parent-style-name="Default">
      <style:table-cell-properties fo:background-color="#ed1c24"/>
    </style:style>
    <style:style style:name="ce195" style:family="table-cell" style:parent-style-name="Default">
      <style:table-cell-properties fo:background-color="#f58220"/>
    </style:style>
    <style:style style:name="ce196" style:family="table-cell" style:parent-style-name="Default">
      <style:table-cell-properties fo:background-color="#00aaad"/>
    </style:style>
    <style:style style:name="ce197" style:family="table-cell" style:parent-style-name="Default">
      <style:table-cell-properties fo:background-color="#00a65d"/>
    </style:style>
    <style:style style:name="ce198" style:family="table-cell" style:parent-style-name="Default">
      <style:table-cell-properties fo:background-color="#a3238e"/>
    </style:style>
    <style:style style:name="ce199" style:family="table-cell" style:parent-style-name="Default">
      <style:table-cell-properties fo:background-color="#fcc79b"/>
    </style:style>
    <style:style style:name="ce33" style:family="table-cell" style:parent-style-name="Default">
      <style:map style:condition="is-true-formula([.AE29]=0)" style:apply-style-name="Cellule_20_grisée" style:base-cell-address="Feuille1.AF29"/>
      <style:map style:condition="is-true-formula(AND([.AE29]&lt;&gt;0;[.AF29]=&quot;&quot;))" style:apply-style-name="Cellule_20_invalide" style:base-cell-address="Feuille1.AF29"/>
    </style:style>
    <style:style style:name="ce201" style:family="table-cell" style:parent-style-name="Default">
      <style:table-cell-properties fo:background-color="#fcc79b"/>
      <style:text-properties fo:color="#000000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6" style:family="table-cell" style:parent-style-name="Default" style:data-style-name="N0">
      <style:map style:condition="is-true-formula(OR([.AG70]=0;[.AG70]=&quot;wakeUp&quot;))" style:apply-style-name="Cellule_20_grisée" style:base-cell-address="Feuille1.AH70"/>
      <style:map style:condition="is-true-formula(AND([.AG70]&lt;&gt;0;[.AH70]=&quot;&quot;))" style:apply-style-name="Cellule_20_invalide" style:base-cell-address="Feuille1.AH70"/>
    </style:style>
    <style:style style:name="ce37" style:family="table-cell" style:parent-style-name="Default" style:data-style-name="N0">
      <style:map style:condition="is-true-formula(OR([.AH70]=0;[.AH70]=&quot;wakeUp&quot;))" style:apply-style-name="Cellule_20_grisée" style:base-cell-address="Feuille1.AI70"/>
      <style:map style:condition="is-true-formula(AND([.AH70]&lt;&gt;0;[.AI70]=&quot;&quot;))" style:apply-style-name="Cellule_20_invalide" style:base-cell-address="Feuille1.AI70"/>
    </style:style>
    <style:style style:name="ce7" style:family="table-cell" style:parent-style-name="Default">
      <style:table-cell-properties fo:background-color="transparent"/>
    </style:style>
    <style:style style:name="ce38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3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H9"/>
        <table:content-validation table:name="val2" table:condition="of:cell-content-is-in-list(&quot;-1&quot;;&quot;0&quot;;&quot;1&quot;)" table:allow-empty-cell="true" table:display-list="sort-ascending" table:base-cell-address="Feuille1.L31"/>
        <table:content-validation table:name="val3" table:condition="of:cell-content-is-in-list(&quot;0&quot;;&quot;1&quot;)" table:allow-empty-cell="true" table:display-list="sort-ascending" table:base-cell-address="Feuille1.Y2"/>
        <table:content-validation table:name="val4" table:condition="of:cell-content-is-in-list(&quot;0&quot;;&quot;1&quot;)" table:allow-empty-cell="true" table:display-list="sort-ascending" table:base-cell-address="Feuille1.Y9"/>
        <table:content-validation table:name="val5" table:condition="of:cell-content-is-in-list(&quot;0&quot;;&quot;1&quot;)" table:allow-empty-cell="true" table:display-list="sort-ascending" table:base-cell-address="Feuille1.Y24"/>
        <table:content-validation table:name="val6" table:condition="of:cell-content-is-in-list(&quot;0&quot;;&quot;1&quot;)" table:allow-empty-cell="true" table:display-list="sort-ascending" table:base-cell-address="Feuille1.Y29"/>
        <table:content-validation table:name="val7" table:condition="of:cell-content-is-in-list(&quot;0&quot;;&quot;1&quot;)" table:allow-empty-cell="true" table:display-list="sort-ascending" table:base-cell-address="Feuille1.Y70"/>
        <table:content-validation table:name="val8" table:condition="of:cell-content-is-in-list(&quot;0&quot;;&quot;1&quot;)" table:allow-empty-cell="true" table:display-list="sort-ascending" table:base-cell-address="Feuille1.Y81"/>
        <table:content-validation table:name="val9" table:condition="of:cell-content-is-in-list(&quot;0&quot;;&quot;immune&quot;;&quot;ghost&quot;;&quot;death&quot;;&quot;face_target&quot;;&quot;reset_facing&quot;)" table:allow-empty-cell="true" table:display-list="sort-ascending" table:base-cell-address="Feuille1.M29"/>
        <table:content-validation table:name="val10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29"/>
        <table:content-validation table:name="val11" table:condition="of:cell-content-is-in-list(&quot;greater&quot;;&quot;lesser&quot;;&quot;equal&quot;)" table:allow-empty-cell="true" table:display-list="sort-ascending" table:base-cell-address="Feuille1.Q29"/>
        <table:content-validation table:name="val12" table:condition="of:cell-content-is-in-list([$Feuille1.$A$29:$Feuille1.$A$153])" table:allow-empty-cell="true" table:display-list="unsorted" table:base-cell-address="Feuille1.S29"/>
        <table:content-validation table:name="val13" table:condition="of:cell-content-is-in-list([$Feuille1.$A$42:$Feuille1.$A$153])" table:allow-empty-cell="true" table:display-list="unsorted" table:base-cell-address="Feuille1.S29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ce17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3"/>
        <table:table-column table:style-name="co14" table:default-cell-style-name="ce24"/>
        <table:table-column table:style-name="co15" table:default-cell-style-name="ce27"/>
        <table:table-column table:style-name="co16" table:default-cell-style-name="ce29"/>
        <table:table-column table:style-name="co17" table:default-cell-style-name="ce136"/>
        <table:table-column table:style-name="co18" table:default-cell-style-name="ce31"/>
        <table:table-column table:style-name="co19" table:number-columns-repeated="2" table:default-cell-style-name="ce32"/>
        <table:table-column table:style-name="co20" table:default-cell-style-name="Default"/>
        <table:table-column table:style-name="co21" table:default-cell-style-name="ce31"/>
        <table:table-column table:style-name="co12" table:default-cell-style-name="ce9"/>
        <table:table-column table:style-name="co22" table:default-cell-style-name="ce33"/>
        <table:table-column table:style-name="co19" table:default-cell-style-name="ce34"/>
        <table:table-column table:style-name="co23" table:default-cell-style-name="ce35"/>
        <table:table-column table:style-name="co24" table:default-cell-style-name="ce27"/>
        <table:table-column table:style-name="co1" table:default-cell-style-name="ce38"/>
        <table:table-column table:style-name="co23" table:default-cell-style-name="ce34"/>
        <table:table-column table:style-name="co15" table:default-cell-style-name="ce35"/>
        <table:table-column table:style-name="co25" table:default-cell-style-name="ce27"/>
        <table:table-column table:style-name="co9" table:default-cell-style-name="ce39"/>
        <table:table-column table:style-name="co26" table:default-cell-style-name="Default"/>
        <table:table-column table:style-name="co27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1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table:style-name="ce6" office:value-type="string" calcext:value-type="string">
            <text:p>KatyushaInt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32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string" calcext:value-type="string">
            <text:p>Katyusha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IntroWait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9" table:content-validation-name="val2" office:value-type="float" office:value="1" calcext:value-type="float">
            <text:p>1</text:p>
          </table:table-cell>
          <table:table-cell table:style-name="ce11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87" table:content-validation-name="val9" office:value-type="string" calcext:value-type="string">
            <text:p>ghost</text:p>
          </table:table-cell>
          <table:table-cell table:style-name="ce152" table:content-validation-name="val9" office:value-type="float" office:value="0" calcext:value-type="float">
            <text:p>0</text:p>
          </table:table-cell>
          <table:table-cell table:style-name="ce168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5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IntroTurn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1" table:content-validation-name="val2" office:value-type="float" office:value="1" calcext:value-type="float">
            <text:p>1</text:p>
          </table:table-cell>
          <table:table-cell table:style-name="ce117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88" table:content-validation-name="val9" office:value-type="string" calcext:value-type="string">
            <text:p>ghost</text:p>
          </table:table-cell>
          <table:table-cell table:style-name="ce95" table:content-validation-name="val9" office:value-type="string" calcext:value-type="string">
            <text:p>reset_facing</text:p>
          </table:table-cell>
          <table:table-cell table:style-name="ce169" table:content-validation-name="val9" office:value-type="string" calcext:value-type="string">
            <text:p>freeze</text:p>
          </table:table-cell>
          <table:table-cell table:style-name="ce194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MoveBa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IntroMoveBack</text:p>
          </table:table-cell>
          <table:table-cell office:value-type="float" office:value="-30" calcext:value-type="float">
            <text:p>-3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6" table:content-validation-name="val2" office:value-type="float" office:value="1" calcext:value-type="float">
            <text:p>1</text:p>
          </table:table-cell>
          <table:table-cell table:style-name="ce11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1" table:content-validation-name="val9" office:value-type="string" calcext:value-type="string">
            <text:p>ghost</text:p>
          </table:table-cell>
          <table:table-cell table:style-name="ce154" table:content-validation-name="val9" office:value-type="float" office:value="0" calcext:value-type="float">
            <text:p>0</text:p>
          </table:table-cell>
          <table:table-cell table:style-name="ce170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30" calcext:value-type="float">
            <text:p>130</text:p>
          </table:table-cell>
          <table:table-cell table:style-name="ce7" office:value-type="string" calcext:value-type="string">
            <text:p>KatyushaIntroWait2</text:p>
          </table:table-cell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IntroWait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3" table:content-validation-name="val2" office:value-type="float" office:value="1" calcext:value-type="float">
            <text:p>1</text:p>
          </table:table-cell>
          <table:table-cell table:style-name="ce121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0" table:content-validation-name="val9" office:value-type="string" calcext:value-type="string">
            <text:p>ghost</text:p>
          </table:table-cell>
          <table:table-cell table:style-name="ce155" table:content-validation-name="val9" office:value-type="float" office:value="0" calcext:value-type="float">
            <text:p>0</text:p>
          </table:table-cell>
          <table:table-cell table:style-name="ce171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89" table:content-validation-name="val2" office:value-type="float" office:value="1" calcext:value-type="float">
            <text:p>1</text:p>
          </table:table-cell>
          <table:table-cell table:style-name="ce122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8" table:content-validation-name="val9" office:value-type="string" calcext:value-type="string">
            <text:p>ghost</text:p>
          </table:table-cell>
          <table:table-cell table:number-columns-repeated="2" table:style-name="ce156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ce7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Sandbox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Int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57" table:content-validation-name="val9" office:value-type="float" office:value="0" calcext:value-type="float">
            <text:p>0</text:p>
          </table:table-cell>
          <table:table-cell table:style-name="ce172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40" calcext:value-type="float">
            <text:p>340</text:p>
          </table:table-cell>
          <table:table-cell table:style-name="ce7" office:value-type="string" calcext:value-type="string">
            <text:p>L_Itsuko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IntroTurn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62" table:content-validation-name="val2" office:value-type="float" office:value="1" calcext:value-type="float">
            <text:p>1</text:p>
          </table:table-cell>
          <table:table-cell table:style-name="ce123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104" table:content-validation-name="val9" office:value-type="string" calcext:value-type="string">
            <text:p>ghost</text:p>
          </table:table-cell>
          <table:table-cell table:style-name="ce118" table:content-validation-name="val9" office:value-type="string" calcext:value-type="string">
            <text:p>reset_facing</text:p>
          </table:table-cell>
          <table:table-cell table:style-name="ce173" table:content-validation-name="val9" office:value-type="string" calcext:value-type="string">
            <text:p>freeze</text:p>
          </table:table-cell>
          <table:table-cell table:style-name="ce195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IntroMoveU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IntroMoveUp</text:p>
          </table:table-cell>
          <table:table-cell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3" table:content-validation-name="val2" office:value-type="float" office:value="1" calcext:value-type="float">
            <text:p>1</text:p>
          </table:table-cell>
          <table:table-cell table:style-name="ce12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5" table:content-validation-name="val9" office:value-type="string" calcext:value-type="string">
            <text:p>ghost</text:p>
          </table:table-cell>
          <table:table-cell table:style-name="ce159" table:content-validation-name="val9" office:value-type="float" office:value="0" calcext:value-type="float">
            <text:p>0</text:p>
          </table:table-cell>
          <table:table-cell table:style-name="ce174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96" table:content-validation-name="val2" office:value-type="float" office:value="1" calcext:value-type="float">
            <text:p>1</text:p>
          </table:table-cell>
          <table:table-cell table:style-name="ce12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1" table:content-validation-name="val9" office:value-type="string" calcext:value-type="string">
            <text:p>ghost</text:p>
          </table:table-cell>
          <table:table-cell table:number-columns-repeated="2" table:style-name="ce160" table:content-validation-name="val9" office:value-type="float" office:value="0" calcext:value-type="float">
            <text:p>0</text:p>
          </table:table-cell>
          <table:table-cell table:style-name="ce196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Int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61" table:content-validation-name="val9" office:value-type="float" office:value="0" calcext:value-type="float">
            <text:p>0</text:p>
          </table:table-cell>
          <table:table-cell table:style-name="ce175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string" calcext:value-type="string">
            <text:p>R_Hatsuki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IntroWait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content-validation-name="val2" office:value-type="float" office:value="1" calcext:value-type="float">
            <text:p>1</text:p>
          </table:table-cell>
          <table:table-cell table:style-name="ce126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1" table:content-validation-name="val9" office:value-type="string" calcext:value-type="string">
            <text:p>ghost</text:p>
          </table:table-cell>
          <table:table-cell table:style-name="ce162" table:content-validation-name="val9" office:value-type="float" office:value="0" calcext:value-type="float">
            <text:p>0</text:p>
          </table:table-cell>
          <table:table-cell table:style-name="ce176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IntroTur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6" table:content-validation-name="val2" office:value-type="float" office:value="1" calcext:value-type="float">
            <text:p>1</text:p>
          </table:table-cell>
          <table:table-cell table:style-name="ce127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92" table:content-validation-name="val9" office:value-type="string" calcext:value-type="string">
            <text:p>ghost</text:p>
          </table:table-cell>
          <table:table-cell table:style-name="ce99" table:content-validation-name="val9" office:value-type="string" calcext:value-type="string">
            <text:p>reset_facing</text:p>
          </table:table-cell>
          <table:table-cell table:style-name="ce177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03" table:content-validation-name="val2" office:value-type="float" office:value="1" calcext:value-type="float">
            <text:p>1</text:p>
          </table:table-cell>
          <table:table-cell table:style-name="ce12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5" table:content-validation-name="val9" office:value-type="string" calcext:value-type="string">
            <text:p>ghost</text:p>
          </table:table-cell>
          <table:table-cell table:number-columns-repeated="2" table:style-name="ce147" table:content-validation-name="val9" office:value-type="float" office:value="0" calcext:value-type="float">
            <text:p>0</text:p>
          </table:table-cell>
          <table:table-cell table:style-name="ce197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9" office:value-type="string" calcext:value-type="string">
            <text:p>ghost</text:p>
          </table:table-cell>
          <table:table-cell table:style-name="ce132" table:content-validation-name="val9" office:value-type="float" office:value="0" calcext:value-type="float">
            <text:p>0</text:p>
          </table:table-cell>
          <table:table-cell table:style-name="ce178" table:content-validation-name="val9" office:value-type="float" office:value="0" calcext:value-type="float">
            <text:p>0</text:p>
          </table:table-cell>
          <table:table-cell table:style-name="ce198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ace_target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style-name="ce199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-1" calcext:value-type="float">
            <text:p>-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ace_target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2" office:value-type="string" calcext:value-type="string">
            <text:p>V_Alpha2_StrafeRandom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Alph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Sigma1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2" office:value-type="string" calcext:value-type="string">
            <text:p>V_Sig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ield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1_Berserk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3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2_Routine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Back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/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Delta1_Exit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2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2" office:value-type="string" calcext:value-type="string">
            <text:p>V_Del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Gam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Gam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style-name="ce36" table:content-validation-name="val11"/>
          <table:table-cell table:style-name="ce37" table:content-validation-name="val11"/>
          <table:table-cell table:content-validation-name="val12" office:value-type="string" calcext:value-type="string">
            <text:p>V_Alph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2" office:value-type="string" calcext:value-type="string">
            <text:p>V_Alph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2" office:value-type="string" calcext:value-type="string">
            <text:p>V_Bet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2" office:value-type="string" calcext:value-type="string">
            <text:p>V_Bet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BetaGold_Intro_Move2</text:p>
          </table:table-cell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2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BetaGold_Intro_Las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2" office:value-type="string" calcext:value-type="string">
            <text:p>V_Bet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4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3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1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Phase1_Star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2" office:value-type="string" calcext:value-type="string">
            <text:p>V_BetaGold_Phase1_End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Gold_Phase2_Paus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kill_bullets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29:Feuille1.Q33 Feuille1.T29:Feuille1.T33 Feuille1.Q41:Feuille1.Q45 Feuille1.T41:Feuille1.T45 Feuille1.Q47:Feuille1.Q47 Feuille1.T47:Feuille1.T47 Feuille1.Q49:Feuille1.Q50 Feuille1.T49:Feuille1.T50 Feuille1.Q53:Feuille1.Q53 Feuille1.T53:Feuille1.T53 Feuille1.Q55:Feuille1.Q56 Feuille1.T55:Feuille1.T56 Feuille1.Q59:Feuille1.Q59 Feuille1.T59:Feuille1.T59 Feuille1.Q62:Feuille1.Q68 Feuille1.T62:Feuille1.T68 Feuille1.Q70:Feuille1.Q79 Feuille1.T70:Feuille1.T79 Feuille1.Q81:Feuille1.Q134 Feuille1.T81:Feuille1.T134">
            <calcext:condition calcext:apply-style-name="Cellule grisée" calcext:value="formula-is([.P29]=0)" calcext:base-cell-address="Feuille1.Q29"/>
            <calcext:condition calcext:apply-style-name="Cellule invalide" calcext:value="formula-is(AND([.P29]&lt;&gt;0;#REF!=&quot;&quot;))" calcext:base-cell-address="Feuille1.Q29"/>
          </calcext:conditional-format>
          <calcext:conditional-format calcext:target-range-address="Feuille1.U29:Feuille1.U68 Feuille1.U70:Feuille1.U79 Feuille1.U81:Feuille1.U134 Feuille1.Z29:Feuille1.Z68 Feuille1.AD29:Feuille1.AD68 Feuille1.AD70:Feuille1.AD73 Feuille1.AD75:Feuille1.AD79 Feuille1.Z70:Feuille1.AB79 Feuille1.AD81:Feuille1.AD134 Feuille1.AA2:Feuille1.AC6 Feuille1.AA25:Feuille1.AB26 Feuille1.AA29:Feuille1.AB41 Feuille1.AB42:Feuille1.AB45 Feuille1.AA49:Feuille1.AB68 Feuille1.AA42:Feuille1.AA46 Feuille1.AA47:Feuille1.AB47 Feuille1.AA48:Feuille1.AA48 Feuille1.AK29:Feuille1.AK68 Feuille1.AG29:Feuille1.AG68 Feuille1.AK70:Feuille1.AK79 Feuille1.AG74:Feuille1.AG79 Feuille1.AG81:Feuille1.AG134 Feuille1.AK81:Feuille1.AK134 Feuille1.AG70:Feuille1.AG72 Feuille1.C33:Feuille1.C40 Feuille1.F34:Feuille1.F40 Feuille1.I34:Feuille1.I39 Feuille1.L34:Feuille1.L39 Feuille1.AA19:Feuille1.AA19 Feuille1.AA15:Feuille1.AA15 Feuille1.AA9:Feuille1.AC9 Feuille1.Z81:Feuille1.AB134">
            <calcext:condition calcext:apply-style-name="Cellule invalide" calcext:value="=&quot;&quot;" calcext:base-cell-address="Feuille1.C2"/>
          </calcext:conditional-format>
          <calcext:conditional-format calcext:target-range-address="Feuille1.V29:Feuille1.V68 Feuille1.V70:Feuille1.V79 Feuille1.V81:Feuille1.V134 Feuille1.AH81:Feuille1.AH134 Feuille1.AH29:Feuille1.AH68 Feuille1.AL29:Feuille1.AL68 Feuille1.AL70:Feuille1.AL79 Feuille1.AH71:Feuille1.AH79 Feuille1.AL81:Feuille1.AL134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30 Feuille1.AM29:Feuille1.AM68 Feuille1.W32:Feuille1.W68 Feuille1.AI29:Feuille1.AI68 Feuille1.W70:Feuille1.W77 Feuille1.AI71:Feuille1.AI79 Feuille1.AM70:Feuille1.AM79 Feuille1.W78:Feuille1.W79 Feuille1.W81:Feuille1.W134 Feuille1.AI81:Feuille1.AI134 Feuille1.AM81:Feuille1.AM134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W31:Feuille1.W31">
            <calcext:condition calcext:apply-style-name="Cellule grisée" calcext:value="formula-is(OR([.U31]=0;[.U31]=&quot;line&quot;)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2:Feuille1.X6 Feuille1.X24:Feuille1.X26 Feuille1.X29:Feuille1.X68 Feuille1.X70:Feuille1.X79 Feuille1.X81:Feuille1.X134 Feuille1.AJ70:Feuille1.AJ79 Feuille1.AJ29:Feuille1.AJ68 Feuille1.AN29:Feuille1.AN68 Feuille1.AN70:Feuille1.AN79 Feuille1.AJ81:Feuille1.AJ134 Feuille1.AN81:Feuille1.AN134 Feuille1.X19:Feuille1.X19 Feuille1.X15:Feuille1.X15 Feuille1.X9:Feuille1.X9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Y2:Feuille1.Y6 Feuille1.Y24:Feuille1.Y26 Feuille1.Y29:Feuille1.Y68 Feuille1.Y70:Feuille1.Y79 Feuille1.Y81:Feuille1.Y134 Feuille1.Y19:Feuille1.Y19 Feuille1.Y15:Feuille1.Y15 Feuille1.Y9:Feuille1.Y9">
            <calcext:condition calcext:apply-style-name="Cellule grisée" calcext:value="formula-is(OR([.U2]=0;[.U2]=0=&quot;line&quot;;[.U2]=0=&quot;circle&quot;)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AF29:Feuille1.AF68 Feuille1.AF70:Feuille1.AF79 Feuille1.AF81:Feuille1.AF134">
            <calcext:condition calcext:apply-style-name="Cellule grisée" calcext:value="formula-is([.AE29]=0)" calcext:base-cell-address="Feuille1.AF29"/>
            <calcext:condition calcext:apply-style-name="Cellule invalide" calcext:value="formula-is(AND([.AE29]&lt;&gt;0;[.AF29]=&quot;&quot;))" calcext:base-cell-address="Feuille1.AF29"/>
          </calcext:conditional-format>
          <calcext:conditional-format calcext:target-range-address="Feuille1.AH70:Feuille1.AH70">
            <calcext:condition calcext:apply-style-name="Cellule grisée" calcext:value="formula-is(OR([.AG70]=0;[.AG70]=&quot;wakeUp&quot;))" calcext:base-cell-address="Feuille1.AH70"/>
            <calcext:condition calcext:apply-style-name="Cellule invalide" calcext:value="formula-is(AND([.AG70]&lt;&gt;0;[.AH70]=&quot;&quot;))" calcext:base-cell-address="Feuille1.AH70"/>
          </calcext:conditional-format>
          <calcext:conditional-format calcext:target-range-address="Feuille1.AI70:Feuille1.AI70">
            <calcext:condition calcext:apply-style-name="Cellule grisée" calcext:value="formula-is(OR([.AH70]=0;[.AH70]=&quot;wakeUp&quot;))" calcext:base-cell-address="Feuille1.AI70"/>
            <calcext:condition calcext:apply-style-name="Cellule invalide" calcext:value="formula-is(AND([.AH70]&lt;&gt;0;[.AI70]=&quot;&quot;))" calcext:base-cell-address="Feuille1.AI70"/>
          </calcext:conditional-format>
          <calcext:conditional-format calcext:target-range-address="Feuille1.C2:Feuille1.C6 Feuille1.I29:Feuille1.I33 Feuille1.L29:Feuille1.L33 Feuille1.AE29:Feuille1.AE68 Feuille1.C29:Feuille1.C32 Feuille1.F29:Feuille1.F33 Feuille1.R46:Feuille1.R46 Feuille1.R48:Feuille1.R48 Feuille1.R54:Feuille1.R54 Feuille1.O57:Feuille1.O58 Feuille1.R57:Feuille1.R58 Feuille1.C41:Feuille1.C68 Feuille1.F41:Feuille1.F68 Feuille1.I41:Feuille1.I68 Feuille1.L41:Feuille1.L68 Feuille1.F70:Feuille1.F79 Feuille1.I70:Feuille1.I79 Feuille1.L70:Feuille1.L79 Feuille1.AE70:Feuille1.AE79 Feuille1.C70:Feuille1.C79 Feuille1.I81:Feuille1.I134 Feuille1.L81:Feuille1.L134 Feuille1.AE81:Feuille1.AE134 Feuille1.C81:Feuille1.C134 Feuille1.F81:Feuille1.F134 Feuille1.O54:Feuille1.O54 Feuille1.O60:Feuille1.O61 Feuille1.R60:Feuille1.R61 Feuille1.C19:Feuille1.C19 Feuille1.C15:Feuille1.C15 Feuille1.C9:Feuille1.C9 Feuille1.C25:Feuille1.C25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34:Feuille1.Q40 Feuille1.T34:Feuille1.T40 Feuille1.Q46:Feuille1.Q46 Feuille1.Q48:Feuille1.Q48 Feuille1.Q51:Feuille1.Q52 Feuille1.T51:Feuille1.T52">
            <calcext:condition calcext:apply-style-name="Cellule grisée" calcext:value="formula-is([.P34]=0)" calcext:base-cell-address="Feuille1.Q34"/>
            <calcext:condition calcext:apply-style-name="Cellule invalide" calcext:value="formula-is(AND([.P34]&lt;&gt;0;#REF!=&quot;&quot;))" calcext:base-cell-address="Feuille1.Q34"/>
          </calcext:conditional-format>
          <calcext:conditional-format calcext:target-range-address="Feuille1.D29:Feuille1.D29 Feuille1.G30:Feuille1.G32 Feuille1.D31:Feuille1.D68 Feuille1.G33:Feuille1.H38 Feuille1.J29:Feuille1.K38 Feuille1.M29:Feuille1.N38 Feuille1.G39:Feuille1.G50 Feuille1.J39:Feuille1.J40 Feuille1.M39:Feuille1.M40 Feuille1.J46:Feuille1.J46 Feuille1.M46:Feuille1.M46 Feuille1.J48:Feuille1.J48 Feuille1.M48:Feuille1.M48 Feuille1.G51:Feuille1.H52 Feuille1.M49:Feuille1.N53 Feuille1.G53:Feuille1.G61 Feuille1.J54:Feuille1.J54 Feuille1.M54:Feuille1.M54 Feuille1.P54:Feuille1.P54 Feuille1.J57:Feuille1.J58 Feuille1.M57:Feuille1.M58 Feuille1.P57:Feuille1.P58 Feuille1.S57:Feuille1.S58 Feuille1.J60:Feuille1.J61 Feuille1.M60:Feuille1.M61 Feuille1.P60:Feuille1.P61 Feuille1.S60:Feuille1.S61 Feuille1.G63:Feuille1.G65 Feuille1.G66:Feuille1.H68 Feuille1.D70:Feuille1.D79 Feuille1.G79:Feuille1.G79 Feuille1.G87:Feuille1.G121 Feuille1.D81:Feuille1.D134 Feuille1.G130:Feuille1.G130 Feuille1.G132:Feuille1.G134 Feuille1.G29:Feuille1.H29 Feuille1.P29:Feuille1.P38 Feuille1.S29:Feuille1.S38 Feuille1.J41:Feuille1.K45 Feuille1.M41:Feuille1.N45 Feuille1.P41:Feuille1.P45 Feuille1.S41:Feuille1.S45 Feuille1.S46:Feuille1.S46 Feuille1.J47:Feuille1.K47 Feuille1.M47:Feuille1.N47 Feuille1.P47:Feuille1.P47 Feuille1.S47:Feuille1.S47 Feuille1.S48:Feuille1.S48 Feuille1.J49:Feuille1.K53 Feuille1.P49:Feuille1.P53 Feuille1.S49:Feuille1.S53 Feuille1.S54:Feuille1.S54 Feuille1.J55:Feuille1.K56 Feuille1.M55:Feuille1.N56 Feuille1.P55:Feuille1.P56 Feuille1.S55:Feuille1.S56 Feuille1.J59:Feuille1.K59 Feuille1.M59:Feuille1.N59 Feuille1.P59:Feuille1.P59 Feuille1.S59:Feuille1.S59 Feuille1.G62:Feuille1.H62 Feuille1.J62:Feuille1.K68 Feuille1.M62:Feuille1.N68 Feuille1.P62:Feuille1.P68 Feuille1.S62:Feuille1.S68 Feuille1.G70:Feuille1.H78 Feuille1.J70:Feuille1.K79 Feuille1.M70:Feuille1.N79 Feuille1.P70:Feuille1.P79 Feuille1.S70:Feuille1.S79 Feuille1.G81:Feuille1.H86 Feuille1.J81:Feuille1.K134 Feuille1.M81:Feuille1.N134 Feuille1.P81:Feuille1.P134 Feuille1.S81:Feuille1.S134 Feuille1.G122:Feuille1.H129 Feuille1.G131:Feuille1.H131">
            <calcext:condition calcext:apply-style-name="Cellule grisée" calcext:value="formula-is([.C29]=0)" calcext:base-cell-address="Feuille1.D29"/>
          </calcext:conditional-format>
          <calcext:conditional-format calcext:target-range-address="Feuille1.D30:Feuille1.D30">
            <calcext:condition calcext:apply-style-name="Cellule grisée" calcext:value="formula-is([.C30]=0)" calcext:base-cell-address="Feuille1.D30"/>
          </calcext:conditional-format>
          <calcext:conditional-format calcext:target-range-address="Feuille1.E29:Feuille1.E50 Feuille1.Q54:Feuille1.Q54 Feuille1.E53:Feuille1.E68 Feuille1.H57:Feuille1.H58 Feuille1.K57:Feuille1.K58 Feuille1.E70:Feuille1.E79 Feuille1.H87:Feuille1.H121 Feuille1.E81:Feuille1.E134 Feuille1.H130:Feuille1.H130 Feuille1.H39:Feuille1.H40 Feuille1.K39:Feuille1.K40 Feuille1.N39:Feuille1.N40 Feuille1.P39:Feuille1.P40 Feuille1.S39:Feuille1.S40 Feuille1.T46:Feuille1.T46 Feuille1.T48:Feuille1.T48 Feuille1.H54:Feuille1.H54 Feuille1.K54:Feuille1.K54 Feuille1.N54:Feuille1.N54 Feuille1.T54:Feuille1.T54 Feuille1.N57:Feuille1.N58 Feuille1.Q57:Feuille1.Q58 Feuille1.T57:Feuille1.T58 Feuille1.H60:Feuille1.H61 Feuille1.K60:Feuille1.K61 Feuille1.N60:Feuille1.N61 Feuille1.Q60:Feuille1.Q61 Feuille1.T60:Feuille1.T61 Feuille1.H132:Feuille1.H134">
            <calcext:condition calcext:apply-style-name="Cellule grisée" calcext:value="formula-is([.C29]=0)" calcext:base-cell-address="Feuille1.E29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AA24:Feuille1.AA24">
            <calcext:condition calcext:apply-style-name="Cellule invalide" calcext:value="=&quot;&quot;" calcext:base-cell-address="Feuille1.AA24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OR([.U10]=0;[.U10]=0=&quot;line&quot;;[.U10]=0=&quot;circle&quot;)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AA10:Feuille1.AA10">
            <calcext:condition calcext:apply-style-name="Cellule invalide" calcext:value="=&quot;&quot;" calcext:base-cell-address="Feuille1.AA10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OR([.U11]=0;[.U11]=0=&quot;line&quot;;[.U11]=0=&quot;circle&quot;)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AA11:Feuille1.AA11">
            <calcext:condition calcext:apply-style-name="Cellule invalide" calcext:value="=&quot;&quot;" calcext:base-cell-address="Feuille1.AA11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A20:Feuille1.AA20">
            <calcext:condition calcext:apply-style-name="Cellule invalide" calcext:value="=&quot;&quot;" calcext:base-cell-address="Feuille1.AA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OR([.U20]=0;[.U20]=0=&quot;line&quot;;[.U20]=0=&quot;circle&quot;)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A21:Feuille1.AA21">
            <calcext:condition calcext:apply-style-name="Cellule invalide" calcext:value="=&quot;&quot;" calcext:base-cell-address="Feuille1.AA21"/>
          </calcext:conditional-format>
          <calcext:conditional-format calcext:target-range-address="Feuille1.X21:Feuille1.X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Y21:Feuille1.Y21">
            <calcext:condition calcext:apply-style-name="Cellule grisée" calcext:value="formula-is(OR([.U21]=0;[.U21]=0=&quot;line&quot;;[.U21]=0=&quot;circle&quot;)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A16:Feuille1.AA16">
            <calcext:condition calcext:apply-style-name="Cellule invalide" calcext:value="=&quot;&quot;" calcext:base-cell-address="Feuille1.AA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OR([.U16]=0;[.U16]=0=&quot;line&quot;;[.U16]=0=&quot;circle&quot;)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A17:Feuille1.AA17">
            <calcext:condition calcext:apply-style-name="Cellule invalide" calcext:value="=&quot;&quot;" calcext:base-cell-address="Feuille1.AA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OR([.U17]=0;[.U17]=0=&quot;line&quot;;[.U17]=0=&quot;circle&quot;)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C12:Feuille1.C12">
            <calcext:condition calcext:apply-style-name="Cellule invalide" calcext:value="formula-is([.C12]=&quot;&quot;)" calcext:base-cell-address="Feuille1.C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OR([.U12]=0;[.U12]=0=&quot;line&quot;;[.U12]=0=&quot;circle&quot;)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AA12:Feuille1.AA12">
            <calcext:condition calcext:apply-style-name="Cellule invalide" calcext:value="=&quot;&quot;" calcext:base-cell-address="Feuille1.AA12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OR([.U13]=0;[.U13]=0=&quot;line&quot;;[.U13]=0=&quot;circle&quot;)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AA13:Feuille1.AA13">
            <calcext:condition calcext:apply-style-name="Cellule invalide" calcext:value="=&quot;&quot;" calcext:base-cell-address="Feuille1.AA1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OR([.U14]=0;[.U14]=0=&quot;line&quot;;[.U14]=0=&quot;circle&quot;)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AA14:Feuille1.AA14">
            <calcext:condition calcext:apply-style-name="Cellule invalide" calcext:value="=&quot;&quot;" calcext:base-cell-address="Feuille1.AA14"/>
          </calcext:conditional-format>
          <calcext:conditional-format calcext:target-range-address="Feuille1.AA18:Feuille1.AA18">
            <calcext:condition calcext:apply-style-name="Cellule invalide" calcext:value="=&quot;&quot;" calcext:base-cell-address="Feuille1.AA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OR([.U18]=0;[.U18]=0=&quot;line&quot;;[.U18]=0=&quot;circle&quot;)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A22:Feuille1.AA22">
            <calcext:condition calcext:apply-style-name="Cellule invalide" calcext:value="=&quot;&quot;" calcext:base-cell-address="Feuille1.AA22"/>
          </calcext:conditional-format>
          <calcext:conditional-format calcext:target-range-address="Feuille1.X22:Feuille1.X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Y22:Feuille1.Y22">
            <calcext:condition calcext:apply-style-name="Cellule grisée" calcext:value="formula-is(OR([.U22]=0;[.U22]=0=&quot;line&quot;;[.U22]=0=&quot;circle&quot;)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AB22:Feuille1.AC22">
            <calcext:condition calcext:apply-style-name="Cellule invalide" calcext:value="=&quot;&quot;" calcext:base-cell-address="Feuille1.AB22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C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14:Feuille1.AC14">
            <calcext:condition calcext:apply-style-name="Cellule invalide" calcext:value="=&quot;&quot;" calcext:base-cell-address="Feuille1.AB14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5:Feuille1.AC26">
            <calcext:condition calcext:apply-style-name="Cellule invalide" calcext:value="=&quot;&quot;" calcext:base-cell-address="Feuille1.AC25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9:Feuille1.AC45">
            <calcext:condition calcext:apply-style-name="Cellule invalide" calcext:value="=&quot;&quot;" calcext:base-cell-address="Feuille1.AC29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I40:Feuille1.I40">
            <calcext:condition calcext:apply-style-name="Cellule invalide" calcext:value="=&quot;&quot;" calcext:base-cell-address="Feuille1.I40"/>
          </calcext:conditional-format>
          <calcext:conditional-format calcext:target-range-address="Feuille1.L40:Feuille1.L40">
            <calcext:condition calcext:apply-style-name="Cellule invalide" calcext:value="=&quot;&quot;" calcext:base-cell-address="Feuille1.L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14:29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00:13:29.900000000</dc:date>
    <meta:editing-duration>PT11H44M59S</meta:editing-duration>
    <meta:editing-cycles>455</meta:editing-cycles>
    <meta:document-statistic meta:table-count="1" meta:cell-count="3771" meta:object-count="0"/>
  </office:meta>
</office:document-meta>
</file>